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847c" officeooo:paragraph-rsid="00146289"/>
    </style:style>
    <style:style style:name="P2" style:family="paragraph" style:parent-style-name="Standard">
      <style:text-properties fo:font-weight="bold" officeooo:rsid="0002847c" officeooo:paragraph-rsid="00146289" style:font-weight-asian="bold" style:font-weight-complex="bold"/>
    </style:style>
    <style:style style:name="P3" style:family="paragraph" style:parent-style-name="Standard">
      <style:text-properties fo:font-weight="bold" officeooo:paragraph-rsid="00146289" style:font-weight-asian="bold" style:font-weight-complex="bold"/>
    </style:style>
    <style:style style:name="P4" style:family="paragraph" style:parent-style-name="Standard">
      <style:text-properties fo:font-weight="normal" officeooo:rsid="0003ab41" officeooo:paragraph-rsid="00146289" style:font-weight-asian="normal" style:font-weight-complex="normal"/>
    </style:style>
    <style:style style:name="P5" style:family="paragraph" style:parent-style-name="Standard">
      <style:text-properties fo:font-weight="normal" officeooo:rsid="00146289" officeooo:paragraph-rsid="00146289" style:font-weight-asian="normal" style:font-weight-complex="normal"/>
    </style:style>
    <style:style style:name="P6" style:family="paragraph" style:parent-style-name="Standard">
      <style:text-properties fo:font-weight="normal" officeooo:rsid="00156c36" officeooo:paragraph-rsid="00156c36" style:font-weight-asian="normal" style:font-weight-complex="normal"/>
    </style:style>
    <style:style style:name="P7" style:family="paragraph" style:parent-style-name="Standard">
      <style:text-properties officeooo:rsid="00146289" officeooo:paragraph-rsid="00146289"/>
    </style:style>
    <style:style style:name="P8" style:family="paragraph" style:parent-style-name="Heading_20_1">
      <style:paragraph-properties fo:text-align="center" style:justify-single-word="false"/>
      <style:text-properties officeooo:paragraph-rsid="00146289"/>
    </style:style>
    <style:style style:name="T1" style:family="text">
      <style:text-properties officeooo:rsid="0002847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3ab41"/>
    </style:style>
    <style:style style:name="T4" style:family="text">
      <style:text-properties officeooo:rsid="001462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Rétrospective de sprint <text:span text:style-name="T4">4-5</text:span></text:h>
      <text:p text:style-name="P1"/>
      <text:p text:style-name="P1"><text:span text:style-name="T2">Nom du scrum master du sprint :</text:span> Tartare Valentin</text:p>
      <text:p text:style-name="P1"/>
      <text:p text:style-name="P2">Ce que nous avons fait durant ce sprint :<text:line-break/></text:p>
      <text:p text:style-name="P1">- <text:span text:style-name="T4">Ajout de requêtes propres REST</text:span></text:p>
      <text:p text:style-name="P1">- <text:span text:style-name="T4">Création de formulaire de contact</text:span></text:p>
      <text:p text:style-name="P1">- <text:span text:style-name="T4">Création DTO</text:span></text:p>
      <text:p text:style-name="P1">- <text:span text:style-name="T4">ANDROID : Ajout du rapport pour le technicien. </text:span></text:p>
      <text:p text:style-name="P1"/>
      <text:p text:style-name="P2">Ce que nous allons faire durant le prochain sprint :</text:p>
      <text:p text:style-name="P1"><text:line-break/>Pour le prochain sprint, <text:span text:style-name="T4">nous allons définitivement lier REST et la BDD, créer un site responsive pour Android et faire le SPA</text:span></text:p>
      <text:p text:style-name="P1"/>
      <text:h text:style-name="P8" text:outline-level="1">PDCA </text:h>
      <text:p text:style-name="P3"><text:span text:style-name="T1">Qu'avons nous testé durant ce sprint ?</text:span></text:p>
      <text:p text:style-name="P5">Les fonctionnalités implémentés</text:p>
      <text:p text:style-name="P1"/>
      <text:p text:style-name="P1"><text:span text:style-name="T2">Qu'avons nous observé ?</text:span> </text:p>
      <text:p text:style-name="P7">Que tout va bien et que nous pouvons poursuivre avec un avis client favorable</text:p>
      <text:p text:style-name="P1"/>
      <text:p text:style-name="P2">Quelle décision prenons nous suite à cette expérience ? </text:p>
      <text:p text:style-name="P5">Nous décidons de nous focaliser sur la création de dynamisme notamment avec la liaison ANDROID – REST et d'heberger notre server sur DOCKER</text:p>
      <text:p text:style-name="P1"/>
      <text:p text:style-name="P2">Qu'allons nous tester durant les 2 prochaines heures ? </text:p>
      <text:p text:style-name="P6">- Hébergement sur Docker</text:p>
      <text:p text:style-name="P6">- Affichage de la description produit</text:p>
      <text:p text:style-name="P6">- Caroussel de l'index</text:p>
      <text:p text:style-name="P4"/>
      <text:p text:style-name="P1"/>
      <text:p text:style-name="P1"># Mémo</text:p>
      <text:p text:style-name="P1">N'oubliez pas d'ajouter une photo du radiateur d'information au moment de la rétrospecti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entin TARTARE</meta:initial-creator>
    <meta:creation-date>2017-03-28T09:49:25.462492336</meta:creation-date>
    <dc:date>2017-03-28T10:06:12.269314754</dc:date>
    <dc:creator>Valentin TARTARE</dc:creator>
    <meta:editing-duration>PT1M16S</meta:editing-duration>
    <meta:editing-cycles>1</meta:editing-cycles>
    <meta:document-statistic meta:table-count="0" meta:image-count="0" meta:object-count="0" meta:page-count="1" meta:paragraph-count="22" meta:word-count="176" meta:character-count="1031" meta:non-whitespace-character-count="869"/>
    <meta:generator>LibreOffice/4.3.3.2$Linux_X86_64 LibreOffice_project/430m0$Build-2</meta:generator>
  </office:meta>
</office:document-meta>
</file>